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C000000E67A81F7AC.png" manifest:media-type="image/png"/>
  <manifest:file-entry manifest:full-path="Pictures/10000201000001F400000130DB954DE6.png" manifest:media-type="image/png"/>
  <manifest:file-entry manifest:full-path="Pictures/10000201000000AA000000AAE76ECACE.png" manifest:media-type="image/png"/>
  <manifest:file-entry manifest:full-path="Pictures/1000020100000103000000C24C8CE4D6.png" manifest:media-type="image/png"/>
  <manifest:file-entry manifest:full-path="Pictures/10000201000001100000015ECEED7483.png" manifest:media-type="image/png"/>
  <manifest:file-entry manifest:full-path="Pictures/1000020100000264000002649B00E0A7.png" manifest:media-type="image/png"/>
  <manifest:file-entry manifest:full-path="Pictures/10000201000001C8000002530F793882.png" manifest:media-type="image/png"/>
  <manifest:file-entry manifest:full-path="Pictures/1000020100000108000000BFBA393C0D.png" manifest:media-type="image/png"/>
  <manifest:file-entry manifest:full-path="Pictures/10000000000000CE0000011374812D08.jpg" manifest:media-type="image/jpeg"/>
  <manifest:file-entry manifest:full-path="Pictures/100002010000012B000000A88035050A.png" manifest:media-type="image/png"/>
  <manifest:file-entry manifest:full-path="Pictures/100002010000013E0000009F362828DA.png" manifest:media-type="image/png"/>
  <manifest:file-entry manifest:full-path="Pictures/10000201000000EE000000D3EB5805D8.png" manifest:media-type="image/png"/>
  <manifest:file-entry manifest:full-path="Pictures/10000201000004B000000276B3F8EEBB.png" manifest:media-type="image/png"/>
  <manifest:file-entry manifest:full-path="Pictures/100002010000009C000000EBE284B21D.png" manifest:media-type="image/png"/>
  <manifest:file-entry manifest:full-path="Pictures/100002010000011A000000B3EC374E79.png" manifest:media-type="image/png"/>
  <manifest:file-entry manifest:full-path="Pictures/100002000000020900000258348AE539.png" manifest:media-type="image/png"/>
  <manifest:file-entry manifest:full-path="Pictures/100002010000012C000000A80D208AB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6cm, 2.095cm, 0.934cm, 2.432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148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137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9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18cm, 0.208cm, 1.814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width="0.102cm" svg:stroke-color="#80808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svg:stroke-width="0.203cm" svg:stroke-color="#808080" draw:marker-start-width="0.811cm" draw:marker-end-width="0.811cm" draw:fill="none" draw:textarea-vertical-align="middle" fo:padding-top="0.226cm" fo:padding-bottom="0.226cm" fo:padding-left="0.351cm" fo:padding-right="0.35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8cm, 3.089cm, 1.894cm, 2.928cm)" draw:image-opacity="100%" style:mirror="none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434cm, 2.363cm, 4.9cm, 2.399cm)" draw:image-opacity="100%" style:mirror="none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.758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.082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vertical-align="middle" draw:auto-grow-height="false" fo:min-height="0cm" fo:min-width="0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44cm, 10.813cm, 3.154cm, 10.567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24cm, 4.826cm, 2.2cm, 4.846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62cm, 1.248cm, 0.242cm, 1.27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144cm, 10.813cm, 3.154cm, 10.567cm)" draw:image-opacity="100%" style:mirror="none"/>
    </style:style>
    <style:style style:name="gr25" style:family="graphic" style:parent-style-name="standard">
      <style:graphic-properties draw:fill-color="#00ff66" draw:textarea-horizontal-align="justify" draw:textarea-vertical-align="middle" draw:auto-grow-height="false"/>
    </style:style>
    <style:style style:name="gr26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paragraph-properties fo:text-align="center"/>
      <style:text-properties fo:color="#3333ff" fo:font-weight="bold" style:font-weight-asian="bold" style:font-weight-complex="bold"/>
    </style:style>
    <style:style style:name="P5" style:family="paragraph">
      <style:paragraph-properties fo:text-align="center"/>
      <style:text-properties fo:color="#3333ff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text-align="center"/>
      <style:text-properties fo:color="#0000ff" fo:font-weight="bold" style:font-weight-asian="bold" style:font-weight-complex="bold"/>
    </style:style>
    <style:style style:name="P7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color="#3333ff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3.41cm" svg:height="2.794cm" svg:x="0.1cm" svg:y="14.034cm">
          <draw:image xlink:href="Pictures/100002010000012C000000A80D208AB3.png" xlink:type="simple" xlink:show="embed" xlink:actuate="onLoad">
            <text:p/>
          </draw:image>
        </draw:frame>
        <draw:frame draw:style-name="gr2" draw:text-style-name="P1" draw:layer="layout" svg:width="5.588cm" svg:height="3.356cm" svg:x="3.272cm" svg:y="13.572cm">
          <draw:image xlink:href="Pictures/100002010000011A000000B3EC374E79.png" xlink:type="simple" xlink:show="embed" xlink:actuate="onLoad">
            <text:p/>
          </draw:image>
        </draw:frame>
        <draw:frame draw:style-name="gr3" draw:text-style-name="P1" draw:layer="layout" svg:width="4.127cm" svg:height="3.81cm" svg:x="8.56cm" svg:y="13.464cm">
          <draw:image xlink:href="Pictures/100002010000009C000000EBE284B21D.png" xlink:type="simple" xlink:show="embed" xlink:actuate="onLoad">
            <text:p/>
          </draw:image>
        </draw:frame>
        <draw:frame draw:style-name="gr4" draw:text-style-name="P1" draw:layer="layout" svg:width="3.804cm" svg:height="3.81cm" svg:x="0.054cm" svg:y="17.126cm">
          <draw:image xlink:href="Pictures/10000201000000EE000000D3EB5805D8.png" xlink:type="simple" xlink:show="embed" xlink:actuate="onLoad">
            <text:p/>
          </draw:image>
        </draw:frame>
        <draw:frame draw:style-name="gr5" draw:text-style-name="P1" draw:layer="layout" svg:width="5.388cm" svg:height="3.302cm" svg:x="3.558cm" svg:y="17.634cm">
          <draw:image xlink:href="Pictures/100002010000013E0000009F362828DA.png" xlink:type="simple" xlink:show="embed" xlink:actuate="onLoad">
            <text:p/>
          </draw:image>
        </draw:frame>
        <draw:frame draw:style-name="gr6" draw:text-style-name="P1" draw:layer="layout" svg:width="4.064cm" svg:height="3.728cm" svg:x="9.122cm" svg:y="17.272cm">
          <draw:image xlink:href="Pictures/100002010000012B000000A88035050A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1" draw:layer="layout" svg:width="6.222cm" svg:height="4.291cm" svg:x="0.381cm" svg:y="16.628cm">
          <draw:image xlink:href="Pictures/1000020100000108000000BFBA393C0D.png" xlink:type="simple" xlink:show="embed" xlink:actuate="onLoad">
            <text:p/>
          </draw:image>
        </draw:frame>
        <draw:frame draw:style-name="gr8" draw:text-style-name="P2" draw:layer="layout" svg:width="5.842cm" svg:height="0.886cm" svg:x="5.079cm" svg:y="18.373cm">
          <draw:text-box>
            <text:p text:style-name="P1"><text:span text:style-name="T1">Steuerkommandos</text:span></text:p>
          </draw:text-box>
        </draw:frame>
        <draw:frame draw:style-name="gr8" draw:text-style-name="P2" draw:layer="layout" svg:width="8.091cm" svg:height="0.886cm" svg:x="4.592cm" svg:y="16.807cm">
          <draw:text-box>
            <text:p text:style-name="P1"><text:span text:style-name="T1">Vollzugsmeldung</text:span></text:p>
          </draw:text-box>
        </draw:frame>
        <draw:line draw:style-name="gr9" draw:text-style-name="P1" draw:layer="layout" svg:x1="11.216cm" svg:y1="17.741cm" svg:x2="5.12cm" svg:y2="17.741cm">
          <text:p/>
        </draw:line>
        <draw:line draw:style-name="gr9" draw:text-style-name="P1" draw:layer="layout" svg:x1="5.333cm" svg:y1="19.141cm" svg:x2="11.429cm" svg:y2="19.141cm">
          <text:p/>
        </draw:line>
        <draw:frame draw:style-name="gr5" draw:text-style-name="P1" draw:layer="layout" svg:width="6.222cm" svg:height="4.291cm" svg:x="11.812cm" svg:y="16.622cm">
          <draw:image xlink:href="Pictures/1000020100000108000000BFBA393C0D.png" xlink:type="simple" xlink:show="embed" xlink:actuate="onLoad">
            <text:p/>
          </draw:image>
        </draw:frame>
        <draw:frame draw:style-name="gr10" draw:text-style-name="P1" draw:layer="layout" svg:width="2.286cm" svg:height="2.019cm" draw:transform="rotate (0.0698131700797732) translate (11.936cm 16.801cm)" presentation:class="graphic" presentation:user-transformed="true">
          <draw:image xlink:href="Pictures/10000000000000CE0000011374812D08.jpg" xlink:type="simple" xlink:show="embed" xlink:actuate="onLoad">
            <text:p/>
          </draw:image>
        </draw:frame>
        <draw:line draw:style-name="gr11" draw:text-style-name="P1" draw:layer="layout" svg:x1="14.357cm" svg:y1="18.542cm" svg:x2="14.224cm" svg:y2="16.642cm">
          <text:p/>
        </draw:line>
        <draw:line draw:style-name="gr12" draw:text-style-name="P1" draw:layer="layout" svg:x1="14.428cm" svg:y1="18.6cm" svg:x2="12.077cm" svg:y2="18.815cm">
          <text:p/>
        </draw:line>
        <draw:line draw:style-name="gr12" draw:text-style-name="P1" draw:layer="layout" svg:x1="11.936cm" svg:y1="16.807cm" svg:x2="12.077cm" svg:y2="18.815cm">
          <text:p/>
        </draw:line>
        <draw:line draw:style-name="gr12" draw:text-style-name="P1" draw:layer="layout" svg:x1="14.224cm" svg:y1="16.642cm" svg:x2="11.936cm" svg:y2="16.807cm">
          <text:p/>
        </draw:line>
        <draw:frame draw:style-name="gr13" draw:text-style-name="P3" draw:layer="layout" svg:width="6.096cm" svg:height="0.962cm" svg:x="0.054cm" svg:y="15.032cm">
          <draw:text-box>
            <text:p text:style-name="P3"><text:span text:style-name="T2">Steuerrechner</text:span></text:p>
          </draw:text-box>
        </draw:frame>
        <draw:frame draw:style-name="gr13" draw:text-style-name="P3" draw:layer="layout" svg:width="6.604cm" svg:height="0.962cm" svg:x="11.43cm" svg:y="15.04cm">
          <draw:text-box>
            <text:p text:style-name="P3"><text:span text:style-name="T2">Simulationsrechn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4" draw:text-style-name="P1" draw:layer="layout" svg:width="1.27cm" svg:height="1.778cm" svg:x="12.714cm" svg:y="17.78cm">
          <draw:image xlink:href="Pictures/100002000000020900000258348AE539.png" xlink:type="simple" xlink:show="embed" xlink:actuate="onLoad">
            <text:p/>
          </draw:image>
        </draw:frame>
        <draw:frame draw:style-name="gr5" draw:text-style-name="P1" draw:layer="layout" svg:width="6.222cm" svg:height="4.291cm" svg:x="0.636cm" svg:y="16.61cm">
          <draw:image xlink:href="Pictures/1000020100000108000000BFBA393C0D.png" xlink:type="simple" xlink:show="embed" xlink:actuate="onLoad">
            <text:p/>
          </draw:image>
        </draw:frame>
        <draw:frame draw:style-name="gr13" draw:text-style-name="P3" draw:layer="layout" svg:width="6.096cm" svg:height="0.962cm" svg:x="-0.192cm" svg:y="15.486cm">
          <draw:text-box>
            <text:p text:style-name="P3"><text:span text:style-name="T2">Steuerrechner</text:span></text:p>
          </draw:text-box>
        </draw:frame>
        <draw:frame draw:style-name="gr15" draw:text-style-name="P1" draw:layer="layout" svg:width="3.556cm" svg:height="2.286cm" svg:x="6.85cm" svg:y="18.694cm">
          <draw:image xlink:href="Pictures/1000020100000264000002649B00E0A7.png" xlink:type="simple" xlink:show="embed" xlink:actuate="onLoad">
            <text:p/>
          </draw:image>
        </draw:frame>
        <draw:frame draw:style-name="gr16" draw:text-style-name="P1" draw:layer="layout" svg:width="6.852cm" svg:height="4.374cm" svg:x="14.414cm" svg:y="14.526cm">
          <draw:image xlink:href="Pictures/1000020100000103000000C24C8CE4D6.png" xlink:type="simple" xlink:show="embed" xlink:actuate="onLoad">
            <text:p/>
          </draw:image>
        </draw:frame>
        <draw:custom-shape draw:style-name="gr17" draw:text-style-name="P1" draw:layer="layout" svg:width="3.616cm" svg:height="0.583cm" svg:x="10.668cm" svg:y="15.77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" draw:layer="layout" svg:width="6.096cm" svg:height="0.962cm" svg:x="6.408cm" svg:y="17.886cm">
          <draw:text-box>
            <text:p text:style-name="P3"><text:span text:style-name="T2">3D-Sensoren</text:span></text:p>
          </draw:text-box>
        </draw:frame>
        <draw:frame draw:style-name="gr13" draw:text-style-name="P3" draw:layer="layout" svg:width="6.096cm" svg:height="0.962cm" svg:x="15.108cm" svg:y="13.386cm">
          <draw:text-box>
            <text:p text:style-name="P3"><text:span text:style-name="T2">Publikum</text:span></text:p>
          </draw:text-box>
        </draw:frame>
        <draw:frame draw:style-name="gr18" draw:text-style-name="P1" draw:layer="layout" svg:width="3.235cm" svg:height="3.556cm" svg:x="7.025cm" svg:y="14.316cm">
          <draw:image xlink:href="Pictures/10000201000001100000015ECEED7483.png" xlink:type="simple" xlink:show="embed" xlink:actuate="onLoad">
            <text:p/>
          </draw:image>
        </draw:frame>
        <draw:frame draw:style-name="gr19" draw:text-style-name="P1" draw:layer="layout" svg:width="2.086cm" svg:height="2.44cm" svg:x="7.666cm" svg:y="14.893cm">
          <draw:image xlink:href="Pictures/10000201000000AA000000AAE76ECACE.png" xlink:type="simple" xlink:show="embed" xlink:actuate="onLoad">
            <text:p/>
          </draw:image>
        </draw:frame>
        <draw:frame draw:style-name="gr13" draw:text-style-name="P3" draw:layer="layout" svg:width="6.096cm" svg:height="0.962cm" svg:x="6.408cm" svg:y="13.386cm">
          <draw:text-box>
            <text:p text:style-name="P3"><text:span text:style-name="T2">Visualisierung</text:span></text:p>
          </draw:text-box>
        </draw:frame>
        <draw:custom-shape draw:style-name="gr17" draw:text-style-name="P1" draw:layer="layout" svg:width="2.55cm" svg:height="0.553cm" draw:transform="rotate (0.436332312998582) translate (10.215cm 19.79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3" draw:layer="layout" svg:width="6.096cm" svg:height="0.962cm" svg:x="0.008cm" svg:y="13.386cm">
          <draw:text-box>
            <text:p text:style-name="P3"><text:span text:style-name="T2">Moderator*in</text:span></text:p>
          </draw:text-box>
        </draw:frame>
        <draw:frame draw:style-name="gr10" draw:text-style-name="P1" draw:layer="layout" svg:width="1.859cm" svg:height="2.685cm" svg:x="4.002cm" svg:y="12.801cm">
          <draw:image xlink:href="Pictures/10000201000001C8000002530F793882.png" xlink:type="simple" xlink:show="embed" xlink:actuate="onLoad">
            <text:p/>
          </draw:image>
        </draw:frame>
        <draw:custom-shape draw:style-name="gr20" draw:text-style-name="P1" draw:layer="layout" svg:width="3.639cm" svg:height="1.27cm" draw:transform="rotate (-1.55334303427495) translate (6.096cm 14.64cm)">
          <text:p/>
          <draw:enhanced-geometry svg:viewBox="0 0 21600 21600" draw:text-areas="0 0 21600 21600" draw:mirror-horizontal="false" draw:mirror-vertical="false" draw:type="circular-arrow" draw:modifiers="180 -3.44779052533799 7771.1409863217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1" draw:layer="layout" svg:width="1.778cm" svg:height="1.696cm" svg:x="4.926cm" svg:y="15.314cm">
          <draw:image xlink:href="Pictures/100002010000012B000000A88035050A.png" xlink:type="simple" xlink:show="embed" xlink:actuate="onLoad">
            <text:p/>
          </draw:image>
        </draw:frame>
        <draw:frame draw:style-name="gr14" draw:text-style-name="P1" draw:layer="layout" svg:width="1.27cm" svg:height="1.778cm" draw:transform="rotate (-0.349065850398866) translate (12.591cm 16.115cm)">
          <draw:image xlink:href="Pictures/100002000000020900000258348AE539.png" xlink:type="simple" xlink:show="embed" xlink:actuate="onLoad">
            <text:p/>
          </draw:image>
        </draw:frame>
        <draw:frame draw:style-name="gr14" draw:text-style-name="P1" draw:layer="layout" svg:width="1.27cm" svg:height="1.778cm" draw:transform="rotate (0.471238898038469) translate (13.084cm 19.766cm)">
          <draw:image xlink:href="Pictures/100002000000020900000258348AE539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 presentation:user-transformed="true">
          <draw:text-box/>
        </draw:frame>
        <draw:g>
          <draw:frame draw:style-name="gr21" draw:text-style-name="P5" draw:layer="layout" svg:width="2.77cm" svg:height="3.117cm" svg:x="1.2cm" svg:y="14.024cm">
            <draw:image xlink:href="Pictures/10000201000004B000000276B3F8EEBB.png" xlink:type="simple" xlink:show="embed" xlink:actuate="onLoad">
              <text:p text:style-name="P4"><text:span text:style-name="T3">1</text:span></text:p>
            </draw:image>
          </draw:frame>
          <draw:frame draw:style-name="gr22" draw:text-style-name="P1" draw:layer="layout" svg:width="2.983cm" svg:height="3.533cm" svg:x="1.626cm" svg:y="17.349cm">
            <draw:image xlink:href="Pictures/10000201000001F400000130DB954DE6.png" xlink:type="simple" xlink:show="embed" xlink:actuate="onLoad">
              <text:p text:style-name="P1"><text:span text:style-name="T4">3</text:span></text:p>
            </draw:image>
          </draw:frame>
          <draw:frame draw:style-name="gr23" draw:text-style-name="P1" draw:layer="layout" svg:width="2.77cm" svg:height="4.157cm" svg:x="4.396cm" svg:y="14.647cm">
            <draw:image xlink:href="Pictures/10000201000000DC000000E67A81F7AC.png" xlink:type="simple" xlink:show="embed" xlink:actuate="onLoad">
              <text:p text:style-name="P1"><text:span text:style-name="T4">2</text:span></text:p>
            </draw:image>
          </draw:frame>
        </draw:g>
        <draw:frame draw:style-name="gr24" draw:text-style-name="P1" draw:layer="layout" svg:width="2.678cm" svg:height="3.14cm" svg:x="11.692cm" svg:y="17.434cm">
          <draw:image xlink:href="Pictures/10000201000004B000000276B3F8EEBB.png" xlink:type="simple" xlink:show="embed" xlink:actuate="onLoad">
            <text:p/>
          </draw:image>
        </draw:frame>
        <draw:custom-shape draw:style-name="gr17" draw:text-style-name="P1" draw:layer="layout" svg:width="2.032cm" svg:height="0.762cm" svg:x="14.902cm" svg:y="15.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2.032cm" svg:height="0.762cm" svg:x="14.903cm" svg:y="18.8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" draw:layer="layout" svg:width="0.762cm" svg:height="0.762cm" svg:x="24.876cm" svg:y="15.9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62cm" svg:height="2.794cm" svg:x="25.776cm" svg:y="13.9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62cm" svg:height="2.286cm" svg:x="23.938cm" svg:y="14.42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0.762cm" svg:height="0.762cm" svg:x="24.876cm" svg:y="19.24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762cm" svg:height="0.252cm" svg:x="25.776cm" svg:y="19.7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762cm" svg:height="2.284cm" svg:x="23.938cm" svg:y="17.726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542cm" svg:height="1.513cm" svg:x="16.396cm" svg:y="15.024cm">
          <draw:text-box>
            <text:p text:style-name="P6"><text:span text:style-name="T5">3 (unsicher)</text:span></text:p>
          </draw:text-box>
        </draw:frame>
        <draw:frame draw:style-name="gr13" draw:text-style-name="P7" draw:layer="layout" svg:width="7.542cm" svg:height="1.513cm" svg:x="16.396cm" svg:y="18.425cm">
          <draw:text-box>
            <text:p text:style-name="P6"><text:span text:style-name="T5">1 (sicher)</text:span></text:p>
          </draw:text-box>
        </draw:frame>
        <draw:frame draw:style-name="gr22" draw:text-style-name="P1" draw:layer="layout" svg:width="2.794cm" svg:height="3.302cm" svg:x="11.638cm" svg:y="13.708cm">
          <draw:image xlink:href="Pictures/10000201000001F400000130DB954DE6.png" xlink:type="simple" xlink:show="embed" xlink:actuate="onLoad">
            <text:p text:style-name="P1"><text:span text:style-name="T4"/></text:p>
          </draw:image>
        </draw:frame>
        <draw:frame draw:style-name="gr13" draw:text-style-name="P9" draw:layer="layout" svg:width="3.81cm" svg:height="2.148cm" svg:x="0cm" svg:y="13.6cm">
          <draw:text-box>
            <text:p text:style-name="P8"><text:span text:style-name="T6">A</text:span></text:p>
          </draw:text-box>
        </draw:frame>
        <draw:frame draw:style-name="gr13" draw:text-style-name="P9" draw:layer="layout" svg:width="3.81cm" svg:height="2.148cm" svg:x="9.398cm" svg:y="13.546cm">
          <draw:text-box>
            <text:p text:style-name="P8"><text:span text:style-name="T6">B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5" draw:text-style-name="P1" draw:layer="layout" svg:width="6.222cm" svg:height="4.291cm" svg:x="8.881cm" svg:y="16.629cm">
          <draw:image xlink:href="Pictures/1000020100000108000000BFBA393C0D.png" xlink:type="simple" xlink:show="embed" xlink:actuate="onLoad">
            <text:p/>
          </draw:image>
        </draw:frame>
        <draw:frame draw:style-name="gr8" draw:text-style-name="P2" draw:layer="layout" svg:width="5.842cm" svg:height="0.886cm" svg:x="13.579cm" svg:y="18.374cm">
          <draw:text-box>
            <text:p text:style-name="P1"><text:span text:style-name="T1">Steuerkommandos</text:span></text:p>
          </draw:text-box>
        </draw:frame>
        <draw:frame draw:style-name="gr8" draw:text-style-name="P2" draw:layer="layout" svg:width="8.091cm" svg:height="0.886cm" svg:x="13.092cm" svg:y="16.808cm">
          <draw:text-box>
            <text:p text:style-name="P1"><text:span text:style-name="T1">Vollzugsmeldung</text:span></text:p>
          </draw:text-box>
        </draw:frame>
        <draw:line draw:style-name="gr9" draw:text-style-name="P1" draw:layer="layout" svg:x1="19.716cm" svg:y1="17.742cm" svg:x2="13.62cm" svg:y2="17.742cm">
          <text:p/>
        </draw:line>
        <draw:line draw:style-name="gr9" draw:text-style-name="P1" draw:layer="layout" svg:x1="13.833cm" svg:y1="19.142cm" svg:x2="19.929cm" svg:y2="19.142cm">
          <text:p/>
        </draw:line>
        <draw:frame draw:style-name="gr5" draw:text-style-name="P1" draw:layer="layout" svg:width="6.222cm" svg:height="4.291cm" svg:x="20.312cm" svg:y="16.623cm">
          <draw:image xlink:href="Pictures/1000020100000108000000BFBA393C0D.png" xlink:type="simple" xlink:show="embed" xlink:actuate="onLoad">
            <text:p/>
          </draw:image>
        </draw:frame>
        <draw:frame draw:style-name="gr10" draw:text-style-name="P1" draw:layer="layout" svg:width="2.286cm" svg:height="2.019cm" draw:transform="rotate (0.0698131700797732) translate (20.436cm 16.802cm)">
          <draw:image xlink:href="Pictures/10000000000000CE0000011374812D08.jpg" xlink:type="simple" xlink:show="embed" xlink:actuate="onLoad">
            <text:p/>
          </draw:image>
        </draw:frame>
        <draw:line draw:style-name="gr11" draw:text-style-name="P1" draw:layer="layout" svg:x1="22.857cm" svg:y1="18.543cm" svg:x2="22.724cm" svg:y2="16.643cm">
          <text:p/>
        </draw:line>
        <draw:line draw:style-name="gr12" draw:text-style-name="P1" draw:layer="layout" svg:x1="22.928cm" svg:y1="18.601cm" svg:x2="20.577cm" svg:y2="18.816cm">
          <text:p/>
        </draw:line>
        <draw:line draw:style-name="gr12" draw:text-style-name="P1" draw:layer="layout" svg:x1="20.436cm" svg:y1="16.808cm" svg:x2="20.577cm" svg:y2="18.816cm">
          <text:p/>
        </draw:line>
        <draw:line draw:style-name="gr12" draw:text-style-name="P1" draw:layer="layout" svg:x1="22.724cm" svg:y1="16.643cm" svg:x2="20.436cm" svg:y2="16.808cm">
          <text:p/>
        </draw:line>
        <draw:frame draw:style-name="gr13" draw:text-style-name="P3" draw:layer="layout" svg:width="6.096cm" svg:height="0.962cm" svg:x="8.754cm" svg:y="15.033cm">
          <draw:text-box>
            <text:p text:style-name="P3"><text:span text:style-name="T2">Steuerrechner</text:span></text:p>
          </draw:text-box>
        </draw:frame>
        <draw:frame draw:style-name="gr13" draw:text-style-name="P3" draw:layer="layout" svg:width="6.604cm" svg:height="0.962cm" svg:x="19.93cm" svg:y="15.041cm">
          <draw:text-box>
            <text:p text:style-name="P3"><text:span text:style-name="T2">Simulationsrechner</text:span></text:p>
          </draw:text-box>
        </draw:frame>
        <draw:frame draw:style-name="gr4" draw:text-style-name="P1" draw:layer="layout" svg:width="3.804cm" svg:height="3.81cm" svg:x="1.016cm" svg:y="16.764cm">
          <draw:image xlink:href="Pictures/10000201000000EE000000D3EB5805D8.png" xlink:type="simple" xlink:show="embed" xlink:actuate="onLoad">
            <text:p/>
          </draw:image>
        </draw:frame>
        <draw:frame draw:style-name="gr13" draw:text-style-name="P3" draw:layer="layout" svg:width="6.096cm" svg:height="0.962cm" svg:x="0.354cm" svg:y="15.033cm">
          <draw:text-box>
            <text:p text:style-name="P3"><text:span text:style-name="T2">Eingabemedium</text:span></text:p>
          </draw:text-box>
        </draw:frame>
        <draw:path draw:style-name="gr27" draw:text-style-name="P1" draw:layer="layout" svg:width="6.853cm" svg:height="2.32cm" draw:transform="rotate (-0.320616983591358) translate (4.75526141936285cm 17.2419435840102cm)" svg:viewBox="0 0 6854 2321" svg:d="M0 2308c325 38 651-19 976-46 373-31 553-336 772-566 201-212 404-557 782-445 326 96 671 167 1012 158 359-9 488-442 755-621 261-175 627-194 939-64 286 119 635 121 920-28l270-212 232-233 196-251">
          <text:p/>
        </draw:path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lo" style:country-complex="L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Phetsarath OT" style:font-family-complex="'Phetsarath OT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Phetsarath OT" style:font-family-complex="'Phetsarath OT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Phetsarath OT" style:font-family-complex="'Phetsarath OT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Phetsarath OT" style:font-family-complex="'Phetsarath OT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15:49:29.468482478</meta:creation-date>
    <dc:date>2018-10-01T16:43:00.714678088</dc:date>
    <meta:editing-duration>P10DT21H44M9S</meta:editing-duration>
    <meta:editing-cycles>43</meta:editing-cycles>
    <meta:generator>LibreOffice/4.2.8.2$Linux_X86_64 LibreOffice_project/420m0$Build-2</meta:generator>
    <meta:document-statistic meta:object-count="110"/>
  </office:meta>
</office:document-meta>
</file>